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NewRomanPS" svg:font-family="TimesNewRomanPS"/>
    <style:font-face style:name="TimesNewRomanPSMT" svg:font-family="TimesNewRomanPSM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>
      <style:table-properties style:width="16.977cm" table:align="right"/>
    </style:style>
    <style:style style:name="Таблица1.A" style:family="table-column">
      <style:table-column-properties style:column-width="16.977cm"/>
    </style:style>
    <style:style style:name="Таблица1.A1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00%"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style:font-name="TimesNewRomanPSMT" fo:font-size="12pt" fo:background-color="#ffffff"/>
    </style:style>
    <style:style style:name="P7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TimesNewRomanPS" fo:font-size="14pt" fo:font-weight="bold" fo:background-color="#ffffff" style:font-weight-asian="bold" style:font-weight-complex="bold"/>
    </style:style>
    <style:style style:name="P9" style:family="paragraph" style:parent-style-name="Text_20_body">
      <style:text-properties style:font-name="TimesNewRomanPSMT" fo:font-size="12pt" fo:background-color="#ffffff"/>
    </style:style>
    <style:style style:name="T1" style:family="text">
      <style:text-properties fo:color="#00000a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8">Задание 2. Использование Map </text:p>
            <text:p text:style-name="P6">Создать “универсальный” класс, позволяющий получить значение из любого properties- файла. Физическое чтение файла должно происходить только один раз. Результаты чтения храните в коллекции типа Map. Ответьте на вопрос: как ведет себя map-коллекция если в нее добавить элемент с ключом, который уже присутствует? </text:p>
            <text:p text:style-name="P7"/>
          </table:table-cell>
        </table:table-row>
        <table:table-row>
          <table:table-cell table:style-name="Таблица1.A1" office:value-type="string">
            <text:p text:style-name="P4">Задание выполнено, находится в javase05/t02.</text:p>
          </table:table-cell>
        </table:table-row>
        <table:table-row>
          <table:table-cell table:style-name="Таблица1.A3" office:value-type="string">
            <text:p text:style-name="P4">Ответ на вопрос: в случае добавления в map элемента с ключом который уже присутствует, будет произведена перезапись элемента по данному ключу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NewRomanPS" svg:font-family="TimesNewRomanPS"/>
    <style:font-face style:name="TimesNewRomanPSMT" svg:font-family="TimesNewRomanPSM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иктор Юрзанов</meta:initial-creator>
    <meta:creation-date>2018-04-08T13:45:07</meta:creation-date>
    <dc:date>2018-04-08T15:44:32</dc:date>
    <dc:creator>Виктор Юрзанов</dc:creator>
    <meta:editing-duration>PT51M30S</meta:editing-duration>
    <meta:editing-cycles>3</meta:editing-cycles>
    <meta:generator>OpenOffice/4.1.1$Unix OpenOffice.org_project/411m6$Build-9775</meta:generator>
    <meta:document-statistic meta:table-count="1" meta:image-count="0" meta:object-count="0" meta:page-count="1" meta:paragraph-count="4" meta:word-count="72" meta:character-count="531"/>
  </office:meta>
</office:document-meta>
</file>